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cm"/>
    </style:style>
    <style:style style:name="co2" style:family="table-column">
      <style:table-column-properties fo:break-before="auto" style:column-width="2.8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58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4.701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4.209cm"/>
    </style:style>
    <style:style style:name="co14" style:family="table-column">
      <style:table-column-properties fo:break-before="auto" style:column-width="3.799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6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6.80000019073486pt" fo:language="en" fo:country="US" style:font-size-asian="6.80000019073486pt" style:language-asian="en" style:country-asian="US" style:font-size-complex="6.80000019073486pt" style:language-complex="en" style:country-complex="US"/>
      <style:map style:condition="cell-content()=&quot;Ver de terre&quot;" style:apply-style-name="VerDeTerre" style:base-cell-address="Secteur.D2"/>
      <style:map style:condition="cell-content()=&quot;Souris&quot;" style:apply-style-name="Souris" style:base-cell-address="Secteur.D2"/>
      <style:map style:condition="cell-content()=&quot;Renard&quot;" style:apply-style-name="Renard" style:base-cell-address="Secteur.D2"/>
    </style:style>
    <style:style style:name="ce13" style:family="table-cell" style:parent-style-name="VerDeTerre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VerDeTerre">
      <style:table-cell-properties fo:background-color="#804c19" style:text-align-source="fix" style:repeat-content="false" style:vertical-align="middle"/>
      <style:paragraph-properties fo:text-align="center" fo:margin-left="0cm"/>
    </style:style>
    <style:style style:name="ce15" style:family="table-cell" style:parent-style-name="Souris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Souris">
      <style:table-cell-properties fo:background-color="#4c4c4c" style:text-align-source="fix" style:repeat-content="false" style:vertical-align="middle"/>
      <style:paragraph-properties fo:text-align="center" fo:margin-left="0cm"/>
    </style:style>
    <style:style style:name="ce17" style:family="table-cell" style:parent-style-name="Renard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Renard">
      <style:table-cell-properties fo:background-color="#8000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17">
      <style:table-cell-properties style:text-align-source="fix" style:repeat-content="false" fo:border="0.51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 style:data-style-name="N1">
      <style:table-cell-properties style:vertical-align="middl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order-left="0.74pt solid #000000" fo:border-right="none" fo:border-top="0.74pt solid #000000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border-right="none" fo:border-top="none" style:vertical-align="middl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order-left="none" fo:border-right="0.74pt solid #000000" fo:border-top="none"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color="#000000" draw:fill="none" draw:fill-color="#ffffff" fo:min-height="1.154cm"/>
      <style:paragraph-properties style:writing-mode="lr-tb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cteur" table:style-name="ta1" table:print="false">
        <office:forms form:automatic-focus="false" form:apply-design-mode="false"/>
        <table:shapes>
          <draw:frame draw:z-index="0" draw:style-name="gr1" draw:text-style-name="P1" svg:width="0.2cm" svg:height="0.466cm" svg:x="15.636cm" svg:y="0.52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11.759cm" svg:y="2.73cm">
            <draw:object draw:notify-on-update-of-ranges="Secteur.F1:Secteur.H1 Secteur.F2:Secteur.H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3" table:default-cell-style-name="ce11"/>
        <table:table-column table:style-name="co4" table:number-columns-repeated="3" table:default-cell-style-name="ce11"/>
        <table:table-column table:style-name="co5" table:number-columns-repeated="1016" table:default-cell-style-name="ce11"/>
        <table:table-row table:style-name="ro1">
          <table:table-cell table:style-name="ce2" office:value-type="string" calcext:value-type="string">
            <text:p>Identifiant</text:p>
          </table:table-cell>
          <table:table-cell table:style-name="ce2" office:value-type="string" calcext:value-type="string">
            <text:p>Aléa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roupe</text:p>
          </table:table-cell>
          <table:table-cell/>
          <table:table-cell table:style-name="ce13" office:value-type="string" calcext:value-type="string">
            <text:p>Ver de terre</text:p>
          </table:table-cell>
          <table:table-cell table:style-name="ce15" office:value-type="string" calcext:value-type="string">
            <text:p>Souris</text:p>
          </table:table-cell>
          <table:table-cell table:style-name="ce17" office:value-type="string" calcext:value-type="string">
            <text:p>Renard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Enfant 01</text:p>
          </table:table-cell>
          <table:table-cell table:style-name="ce10" table:formula="of:=RANDBETWEEN(6;12)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IF([.C2]=&quot;&quot;;&quot; &quot;;IF(OR([.C2]=6;[.C2]=7);&quot;Ver de terre&quot;;IF(AND([.C2]&gt;=8;[.C2]&lt;=10);&quot;Souris&quot;;&quot;Renard&quot;)))" office:value-type="string" office:string-value="Souris" calcext:value-type="string">
            <text:p>Souris</text:p>
          </table:table-cell>
          <table:table-cell/>
          <table:table-cell table:style-name="ce14" table:formula="of:=COUNTIF([.$D$2:.$D$30];[.F1])" office:value-type="float" office:value="11" calcext:value-type="float">
            <text:p>11</text:p>
          </table:table-cell>
          <table:table-cell table:style-name="ce16" table:formula="of:=COUNTIF([.$D$2:.$D$30];[.G1])" office:value-type="float" office:value="10" calcext:value-type="float">
            <text:p>10</text:p>
          </table:table-cell>
          <table:table-cell table:style-name="ce18" table:formula="of:=COUNTIF([.$D$2:.$D$30];[.H1])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Enfant 02</text:p>
          </table:table-cell>
          <table:table-cell table:style-name="ce10" table:formula="of:=RANDBETWEEN(6;12)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2" table:formula="of:=IF([.C3]=&quot;&quot;;&quot; &quot;;IF(OR([.C3]=6;[.C3]=7);&quot;Ver de terre&quot;;IF(AND([.C3]&gt;=8;[.C3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3</text:p>
          </table:table-cell>
          <table:table-cell table:style-name="ce10" table:formula="of:=RANDBETWEEN(6;12)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IF([.C4]=&quot;&quot;;&quot; &quot;;IF(OR([.C4]=6;[.C4]=7);&quot;Ver de terre&quot;;IF(AND([.C4]&gt;=8;[.C4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4</text:p>
          </table:table-cell>
          <table:table-cell table:style-name="ce10" table:formula="of:=RANDBETWEEN(6;12)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IF([.C5]=&quot;&quot;;&quot; &quot;;IF(OR([.C5]=6;[.C5]=7);&quot;Ver de terre&quot;;IF(AND([.C5]&gt;=8;[.C5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5</text:p>
          </table:table-cell>
          <table:table-cell table:style-name="ce10" table:formula="of:=RANDBETWEEN(6;12)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IF([.C6]=&quot;&quot;;&quot; &quot;;IF(OR([.C6]=6;[.C6]=7);&quot;Ver de terre&quot;;IF(AND([.C6]&gt;=8;[.C6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6</text:p>
          </table:table-cell>
          <table:table-cell table:style-name="ce10" table:formula="of:=RANDBETWEEN(6;12)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IF([.C7]=&quot;&quot;;&quot; &quot;;IF(OR([.C7]=6;[.C7]=7);&quot;Ver de terre&quot;;IF(AND([.C7]&gt;=8;[.C7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7</text:p>
          </table:table-cell>
          <table:table-cell table:style-name="ce10" table:formula="of:=RANDBETWEEN(6;12)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IF([.C8]=&quot;&quot;;&quot; &quot;;IF(OR([.C8]=6;[.C8]=7);&quot;Ver de terre&quot;;IF(AND([.C8]&gt;=8;[.C8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8</text:p>
          </table:table-cell>
          <table:table-cell table:style-name="ce10" table:formula="of:=RANDBETWEEN(6;12)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IF([.C9]=&quot;&quot;;&quot; &quot;;IF(OR([.C9]=6;[.C9]=7);&quot;Ver de terre&quot;;IF(AND([.C9]&gt;=8;[.C9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09</text:p>
          </table:table-cell>
          <table:table-cell table:style-name="ce10" table:formula="of:=RANDBETWEEN(6;12)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IF([.C10]=&quot;&quot;;&quot; &quot;;IF(OR([.C10]=6;[.C10]=7);&quot;Ver de terre&quot;;IF(AND([.C10]&gt;=8;[.C10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0</text:p>
          </table:table-cell>
          <table:table-cell table:style-name="ce10" table:formula="of:=RANDBETWEEN(6;12)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IF([.C11]=&quot;&quot;;&quot; &quot;;IF(OR([.C11]=6;[.C11]=7);&quot;Ver de terre&quot;;IF(AND([.C11]&gt;=8;[.C11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0</text:p>
          </table:table-cell>
          <table:table-cell table:style-name="ce10" table:formula="of:=RANDBETWEEN(6;12)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IF([.C12]=&quot;&quot;;&quot; &quot;;IF(OR([.C12]=6;[.C12]=7);&quot;Ver de terre&quot;;IF(AND([.C12]&gt;=8;[.C12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1</text:p>
          </table:table-cell>
          <table:table-cell table:style-name="ce10" table:formula="of:=RANDBETWEEN(6;12)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2" table:formula="of:=IF([.C13]=&quot;&quot;;&quot; &quot;;IF(OR([.C13]=6;[.C13]=7);&quot;Ver de terre&quot;;IF(AND([.C13]&gt;=8;[.C13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1</text:p>
          </table:table-cell>
          <table:table-cell table:style-name="ce10" table:formula="of:=RANDBETWEEN(6;12)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IF([.C14]=&quot;&quot;;&quot; &quot;;IF(OR([.C14]=6;[.C14]=7);&quot;Ver de terre&quot;;IF(AND([.C14]&gt;=8;[.C14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2</text:p>
          </table:table-cell>
          <table:table-cell table:style-name="ce10" table:formula="of:=RANDBETWEEN(6;12)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IF([.C15]=&quot;&quot;;&quot; &quot;;IF(OR([.C15]=6;[.C15]=7);&quot;Ver de terre&quot;;IF(AND([.C15]&gt;=8;[.C15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2</text:p>
          </table:table-cell>
          <table:table-cell table:style-name="ce10" table:formula="of:=RANDBETWEEN(6;12)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IF([.C16]=&quot;&quot;;&quot; &quot;;IF(OR([.C16]=6;[.C16]=7);&quot;Ver de terre&quot;;IF(AND([.C16]&gt;=8;[.C16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3</text:p>
          </table:table-cell>
          <table:table-cell table:style-name="ce10" table:formula="of:=RANDBETWEEN(6;12)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IF([.C17]=&quot;&quot;;&quot; &quot;;IF(OR([.C17]=6;[.C17]=7);&quot;Ver de terre&quot;;IF(AND([.C17]&gt;=8;[.C17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3</text:p>
          </table:table-cell>
          <table:table-cell table:style-name="ce10" table:formula="of:=RANDBETWEEN(6;12)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IF([.C18]=&quot;&quot;;&quot; &quot;;IF(OR([.C18]=6;[.C18]=7);&quot;Ver de terre&quot;;IF(AND([.C18]&gt;=8;[.C18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4</text:p>
          </table:table-cell>
          <table:table-cell table:style-name="ce10" table:formula="of:=RANDBETWEEN(6;12)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style-name="ce12" table:formula="of:=IF([.C19]=&quot;&quot;;&quot; &quot;;IF(OR([.C19]=6;[.C19]=7);&quot;Ver de terre&quot;;IF(AND([.C19]&gt;=8;[.C19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4</text:p>
          </table:table-cell>
          <table:table-cell table:style-name="ce10" table:formula="of:=RANDBETWEEN(6;12)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IF([.C20]=&quot;&quot;;&quot; &quot;;IF(OR([.C20]=6;[.C20]=7);&quot;Ver de terre&quot;;IF(AND([.C20]&gt;=8;[.C20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5</text:p>
          </table:table-cell>
          <table:table-cell table:style-name="ce10" table:formula="of:=RANDBETWEEN(6;12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IF([.C21]=&quot;&quot;;&quot; &quot;;IF(OR([.C21]=6;[.C21]=7);&quot;Ver de terre&quot;;IF(AND([.C21]&gt;=8;[.C21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6</text:p>
          </table:table-cell>
          <table:table-cell table:style-name="ce10" table:formula="of:=RANDBETWEEN(6;12)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IF([.C22]=&quot;&quot;;&quot; &quot;;IF(OR([.C22]=6;[.C22]=7);&quot;Ver de terre&quot;;IF(AND([.C22]&gt;=8;[.C22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7</text:p>
          </table:table-cell>
          <table:table-cell table:style-name="ce10" table:formula="of:=RANDBETWEEN(6;12)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IF([.C23]=&quot;&quot;;&quot; &quot;;IF(OR([.C23]=6;[.C23]=7);&quot;Ver de terre&quot;;IF(AND([.C23]&gt;=8;[.C23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8</text:p>
          </table:table-cell>
          <table:table-cell table:style-name="ce10" table:formula="of:=RANDBETWEEN(6;12)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IF([.C24]=&quot;&quot;;&quot; &quot;;IF(OR([.C24]=6;[.C24]=7);&quot;Ver de terre&quot;;IF(AND([.C24]&gt;=8;[.C24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19</text:p>
          </table:table-cell>
          <table:table-cell table:style-name="ce10" table:formula="of:=RANDBETWEEN(6;12)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IF([.C25]=&quot;&quot;;&quot; &quot;;IF(OR([.C25]=6;[.C25]=7);&quot;Ver de terre&quot;;IF(AND([.C25]&gt;=8;[.C25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20</text:p>
          </table:table-cell>
          <table:table-cell table:style-name="ce10" table:formula="of:=RANDBETWEEN(6;12)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IF([.C26]=&quot;&quot;;&quot; &quot;;IF(OR([.C26]=6;[.C26]=7);&quot;Ver de terre&quot;;IF(AND([.C26]&gt;=8;[.C26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21</text:p>
          </table:table-cell>
          <table:table-cell table:style-name="ce10" table:formula="of:=RANDBETWEEN(6;12)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IF([.C27]=&quot;&quot;;&quot; &quot;;IF(OR([.C27]=6;[.C27]=7);&quot;Ver de terre&quot;;IF(AND([.C27]&gt;=8;[.C27]&lt;=10);&quot;Souris&quot;;&quot;Renard&quot;)))" office:value-type="string" office:string-value="Souris" calcext:value-type="string">
            <text:p>Souri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22</text:p>
          </table:table-cell>
          <table:table-cell table:style-name="ce10" table:formula="of:=RANDBETWEEN(6;12)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IF([.C28]=&quot;&quot;;&quot; &quot;;IF(OR([.C28]=6;[.C28]=7);&quot;Ver de terre&quot;;IF(AND([.C28]&gt;=8;[.C28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23</text:p>
          </table:table-cell>
          <table:table-cell table:style-name="ce10" table:formula="of:=RANDBETWEEN(6;12)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IF([.C29]=&quot;&quot;;&quot; &quot;;IF(OR([.C29]=6;[.C29]=7);&quot;Ver de terre&quot;;IF(AND([.C29]&gt;=8;[.C29]&lt;=10);&quot;Souris&quot;;&quot;Renard&quot;)))" office:value-type="string" office:string-value="Renard" calcext:value-type="string">
            <text:p>Renar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nfant 24</text:p>
          </table:table-cell>
          <table:table-cell table:style-name="ce10" table:formula="of:=RANDBETWEEN(6;12)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IF([.C30]=&quot;&quot;;&quot; &quot;;IF(OR([.C30]=6;[.C30]=7);&quot;Ver de terre&quot;;IF(AND([.C30]&gt;=8;[.C30]&lt;=10);&quot;Souris&quot;;&quot;Renard&quot;)))" office:value-type="string" office:string-value="Ver de terre" calcext:value-type="string">
            <text:p>Ver de terre</text:p>
          </table:table-cell>
          <table:table-cell table:number-columns-repeated="1020"/>
        </table:table-row>
        <table:table-row table:style-name="ro2" table:number-rows-repeated="65506">
          <table:table-cell table:style-name="ce10" table:number-columns-repeated="4"/>
          <table:table-cell table:number-columns-repeated="1020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ecteur.D2:Secteur.D30">
            <calcext:condition calcext:apply-style-name="VerDeTerre" calcext:value="=&quot;Ver de terre&quot;" calcext:base-cell-address="Secteur.D2"/>
            <calcext:condition calcext:apply-style-name="Souris" calcext:value="=&quot;Souris&quot;" calcext:base-cell-address="Secteur.D2"/>
            <calcext:condition calcext:apply-style-name="Renard" calcext:value="=&quot;Renard&quot;" calcext:base-cell-address="Secteur.D2"/>
          </calcext:conditional-format>
        </calcext:conditional-formats>
      </table:table>
      <table:table table:name="Courbes xy" table:style-name="ta1">
        <office:forms form:automatic-focus="false" form:apply-design-mode="false"/>
        <table:shapes>
          <draw:frame draw:z-index="0" draw:style-name="gr2" draw:text-style-name="P1" svg:width="16cm" svg:height="9.003cm" svg:x="1.715cm" svg:y="2.245cm">
            <draw:object draw:notify-on-update-of-ranges="'Courbes xy'.B1:'Courbes xy'.I1 'Courbes xy'.A2:'Courbes xy'.A2 'Courbes xy'.B2:'Courbes xy'.I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9" table:default-cell-style-name="ce26"/>
        <table:table-row table:style-name="ro3">
          <table:table-cell office:value-type="string" calcext:value-type="string">
            <text:p>E (lux)</text:p>
          </table:table-cell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621" calcext:value-type="float">
            <text:p>621</text:p>
          </table:table-cell>
          <table:table-cell office:value-type="float" office:value="1001" calcext:value-type="float">
            <text:p>1001</text:p>
          </table:table-cell>
          <table:table-cell office:value-type="float" office:value="1558" calcext:value-type="float">
            <text:p>1558</text:p>
          </table:table-cell>
          <table:table-cell office:value-type="float" office:value="2415" calcext:value-type="float">
            <text:p>2415</text:p>
          </table:table-cell>
          <table:table-cell office:value-type="float" office:value="3321" calcext:value-type="float">
            <text:p>3321</text:p>
          </table:table-cell>
          <table:table-cell office:value-type="float" office:value="5013" calcext:value-type="float">
            <text:p>5013</text:p>
          </table:table-cell>
        </table:table-row>
        <table:table-row table:style-name="ro3">
          <table:table-cell office:value-type="string" calcext:value-type="string">
            <text:p>R (Ohm)</text:p>
          </table:table-cell>
          <table:table-cell office:value-type="float" office:value="12830" calcext:value-type="float">
            <text:p>12830</text:p>
          </table:table-cell>
          <table:table-cell office:value-type="float" office:value="3520" calcext:value-type="float">
            <text:p>3520</text:p>
          </table:table-cell>
          <table:table-cell office:value-type="float" office:value="1510" calcext:value-type="float">
            <text:p>1510</text:p>
          </table:table-cell>
          <table:table-cell office:value-type="float" office:value="970" calcext:value-type="float">
            <text:p>970</text:p>
          </table:table-cell>
          <table:table-cell office:value-type="float" office:value="520" calcext:value-type="float">
            <text:p>520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2 courbes" table:style-name="ta1">
        <table:shapes>
          <draw:frame draw:z-index="0" draw:style-name="gr2" draw:text-style-name="P1" svg:width="18.348cm" svg:height="8.999cm" svg:x="1.06cm" svg:y="6.973cm">
            <draw:object draw:notify-on-update-of-ranges="'2 courbes'.A3:'2 courbes'.A14 '2 courbes'.B2:'2 courbes'.B2 '2 courbes'.B3:'2 courbes'.B14 '2 courbes'.C2:'2 courbes'.C2 '2 courbes'.C3:'2 courbes'.C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row table:style-name="ro2"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Année</text:p>
          </table:table-cell>
          <table:table-cell table:style-name="ce7" office:value-type="string" calcext:value-type="string">
            <text:p>Nombre de prestations</text:p>
          </table:table-cell>
          <table:table-cell table:style-name="ce7" office:value-type="string" calcext:value-type="string">
            <text:p>Chiffre d'affaire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24740" calcext:value-type="currency">
            <text:p>24 740 €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currency" office:currency="EUR" office:value="23560" calcext:value-type="currency">
            <text:p>23 560 €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currency" office:currency="EUR" office:value="28120" calcext:value-type="currency">
            <text:p>28 120 €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22840" calcext:value-type="currency">
            <text:p>22 840 €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currency" office:currency="EUR" office:value="28440" calcext:value-type="currency">
            <text:p>28 440 €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currency" office:currency="EUR" office:value="22430" calcext:value-type="currency">
            <text:p>22 430 €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33200" calcext:value-type="currency">
            <text:p>33 200 €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32630" calcext:value-type="currency">
            <text:p>32 630 €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currency" office:currency="EUR" office:value="29470" calcext:value-type="currency">
            <text:p>29 470 €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3930" calcext:value-type="currency">
            <text:p>33 930 €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7500" calcext:value-type="currency">
            <text:p>37 500 €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currency" office:currency="EUR" office:value="24740" calcext:value-type="currency">
            <text:p>24 740 €</text:p>
          </table:table-cell>
        </table:table-row>
      </table:table>
      <table:table table:name="Partie D" table:style-name="ta1" table:print="false">
        <office:forms form:automatic-focus="false" form:apply-design-mode="false"/>
        <table:table-column table:style-name="co3" table:number-columns-repeated="2" table:default-cell-style-name="ce30"/>
        <table:table-row table:style-name="ro2">
          <table:table-cell office:value-type="string" calcext:value-type="string">
            <text:p>temps</text:p>
          </table:table-cell>
          <table:table-cell office:value-type="string" calcext:value-type="string">
            <text:p>résulta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</table:table-row>
        <table:table-row table:style-name="ro2" table:number-rows-repeated="6550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ph" table:style-name="ta1">
        <office:forms form:automatic-focus="false" form:apply-design-mode="false"/>
        <table:shapes>
          <draw:frame draw:z-index="0" draw:style-name="gr2" draw:text-style-name="P1" svg:width="15.999cm" svg:height="8.999cm" svg:x="0.001cm" svg:y="0.001cm">
            <draw:object draw:notify-on-update-of-ranges="'Partie D'.A2:'Partie D'.A27 'Partie D'.B1:'Partie D'.B1 'Partie D'.B2:'Partie D'.B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2" svg:width="4.3cm" svg:height="1.154cm" svg:x="4.515cm" svg:y="2.333cm">
            <draw:text-box>
              <text:p>Équation de la droite de régression linéaire</text:p>
            </draw:text-box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Etudiant" table:style-name="ta1" table:print="false">
        <office:forms form:automatic-focus="false" form:apply-design-mode="false"/>
        <table:shapes>
          <draw:frame draw:z-index="0" draw:style-name="gr2" draw:text-style-name="P1" svg:width="15.999cm" svg:height="8.999cm" svg:x="1cm" svg:y="6.297cm">
            <draw:object draw:notify-on-update-of-ranges="Etudiant.A2:Etudiant.A2 Etudiant.A3:Etudiant.A12 Etudiant.B2:Etudiant.B2 Etudiant.B3:Etudiant.B12 Etudiant.D2:Etudiant.D2 Etudiant.D3:Etudiant.D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4" table:default-cell-style-name="ce30"/>
        <table:table-row table:style-name="ro2">
          <table:table-cell table:style-name="ce30" office:value-type="string" calcext:value-type="string" table:number-columns-spanned="5" table:number-rows-spanned="1">
            <text:p>NOTES DE CLASSE</text:p>
          </table:table-cell>
          <table:covered-table-cell table:number-columns-repeated="4" table:style-name="Default"/>
        </table:table-row>
        <table:table-row table:style-name="ro2">
          <table:table-cell/>
          <table:table-cell table:style-name="ce42" office:value-type="string" calcext:value-type="string">
            <text:p>Examen1</text:p>
          </table:table-cell>
          <table:table-cell table:style-name="ce42" office:value-type="string" calcext:value-type="string">
            <text:p>Exam 1</text:p>
          </table:table-cell>
          <table:table-cell table:style-name="ce42" office:value-type="string" calcext:value-type="string">
            <text:p>Examen2</text:p>
          </table:table-cell>
          <table:table-cell table:style-name="ce42" office:value-type="string" calcext:value-type="string">
            <text:p>Exam 2</text:p>
          </table:table-cell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2.2" calcext:value-type="float">
            <text:p>12,2</text:p>
          </table:table-cell>
          <table:table-cell/>
          <table:table-cell office:value-type="float" office:value="8.8" calcext:value-type="float">
            <text:p>8,8</text:p>
          </table:table-cell>
          <table:table-cell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float" office:value="13.8" calcext:value-type="float">
            <text:p>13,8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18.9" calcext:value-type="float">
            <text:p>18,9</text:p>
          </table:table-cell>
          <table:table-cell/>
          <table:table-cell office:value-type="float" office:value="5.9" calcext:value-type="float">
            <text:p>5,9</text:p>
          </table:table-cell>
          <table:table-cell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10.7" calcext:value-type="float">
            <text:p>10,7</text:p>
          </table:table-cell>
          <table:table-cell/>
          <table:table-cell office:value-type="float" office:value="12.8" calcext:value-type="float">
            <text:p>12,8</text:p>
          </table:table-cell>
          <table:table-cell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float" office:value="19.6" calcext:value-type="float">
            <text:p>19,6</text:p>
          </table:table-cell>
          <table:table-cell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.9" calcext:value-type="float">
            <text:p>11,9</text:p>
          </table:table-cell>
          <table:table-cell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14.1" calcext:value-type="float">
            <text:p>14,1</text:p>
          </table:table-cell>
          <table:table-cell/>
          <table:table-cell office:value-type="float" office:value="17.8" calcext:value-type="float">
            <text:p>17,8</text:p>
          </table:table-cell>
          <table:table-cell/>
        </table:table-row>
        <table:table-row table:style-name="ro2">
          <table:table-cell office:value-type="string" calcext:value-type="string">
            <text:p>E1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7.1" calcext:value-type="float">
            <text:p>7,1</text:p>
          </table:table-cell>
          <table:table-cell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</table:table-row>
      </table:table>
      <table:table table:name="Stat" table:style-name="ta1">
        <office:forms form:automatic-focus="false" form:apply-design-mode="false"/>
        <table:shapes>
          <draw:frame draw:z-index="1" draw:style-name="gr2" draw:text-style-name="P1" svg:width="15.999cm" svg:height="8.999cm" svg:x="25.142cm" svg:y="8.107cm">
            <draw:object draw:notify-on-update-of-ranges="Stat.A1:Stat.A1 Stat.A2:Stat.A22 Stat.F1:Stat.F1 Stat.F2:Stat.F22 Stat.G1:Stat.G1 Stat.G2:Stat.G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3" table:number-columns-repeated="247" table:default-cell-style-name="ce11"/>
        <table:table-column table:style-name="co5" table:number-columns-repeated="768" table:default-cell-style-name="ce11"/>
        <table:table-row table:style-name="ro4">
          <table:table-cell table:style-name="ce43" office:value-type="string" calcext:value-type="string">
            <text:p>Pays <text:s text:c="3"/></text:p>
          </table:table-cell>
          <table:table-cell table:style-name="ce43" office:value-type="string" calcext:value-type="string">
            <office:annotation draw:style-name="gr4" draw:text-style-name="P4" svg:width="2.898cm" svg:height="0.991cm" svg:x="7.231cm" svg:y="0cm" draw:caption-point-x="-0.436cm" draw:caption-point-y="0.01cm">
              <dc:creator>mcb</dc:creator>
              <dc:date>2007-10-31T00:00:00</dc:date>
              <text:p text:style-name="P3"><text:span text:style-name="T1">D'apres Wikipedia</text:span></text:p>
            </office:annotation>
            <text:p>Continent</text:p>
          </table:table-cell>
          <table:table-cell table:style-name="ce43" office:value-type="string" calcext:value-type="string">
            <text:p>Personnes habitant en ville (%)</text:p>
          </table:table-cell>
          <table:table-cell table:style-name="ce43" office:value-type="string" calcext:value-type="string">
            <text:p>Consommation calorique par jour</text:p>
          </table:table-cell>
          <table:table-cell table:style-name="ce43" office:value-type="string" calcext:value-type="string">
            <text:p>Cas de SIDA</text:p>
          </table:table-cell>
          <table:table-cell table:style-name="ce43" office:value-type="string" calcext:value-type="string">
            <text:p>Nb de naissances pour 1000 personnes</text:p>
          </table:table-cell>
          <table:table-cell table:style-name="ce43" office:value-type="string" calcext:value-type="string">
            <text:p>Nb de morts pour 1000 personnes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31" office:value-type="string" calcext:value-type="string">
            <text:p>Gabon <text:s text:c="6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383" calcext:value-type="float">
            <text:p>2383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4" calcext:value-type="float">
            <text:p>14</text:p>
          </table:table-cell>
          <table:table-cell table:style-name="ce36"/>
          <table:table-cell table:style-name="ce39" office:value-type="string" calcext:value-type="string">
            <text:p>Nombre de pays par continent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Egypte <text:s text:c="5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336" calcext:value-type="float">
            <text:p>3336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Afrique</text:p>
          </table:table-cell>
          <table:table-cell table:style-name="ce40" table:formula="of:=COUNTIF([.$B$2:.$B$110];[.H3])" office:value-type="float" office:value="21" calcext:value-type="float">
            <text:p>21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Maroc <text:s text:c="6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Amérique</text:p>
          </table:table-cell>
          <table:table-cell table:style-name="ce40" table:formula="of:=COUNTIF([.$B$2:.$B$110];[.H4])" office:value-type="float" office:value="24" calcext:value-type="float">
            <text:p>24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Botswana <text:s text:c="3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375" calcext:value-type="float">
            <text:p>2375</text:p>
          </table:table-cell>
          <table:table-cell table:style-name="ce31" office:value-type="float" office:value="1415" calcext:value-type="float">
            <text:p>141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Asie</text:p>
          </table:table-cell>
          <table:table-cell table:style-name="ce40" table:formula="of:=COUNTIF([.$B$2:.$B$110];[.H5])" office:value-type="float" office:value="29" calcext:value-type="float">
            <text:p>29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Afr. du Sud 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3210" calcext:value-type="float">
            <text:p>321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Europe</text:p>
          </table:table-cell>
          <table:table-cell table:style-name="ce40" table:formula="of:=COUNTIF([.$B$2:.$B$110];[.H6])" office:value-type="float" office:value="33" calcext:value-type="float">
            <text:p>33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Cameroun <text:s text:c="3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217" calcext:value-type="float">
            <text:p>2217</text:p>
          </table:table-cell>
          <table:table-cell table:style-name="ce31" office:value-type="float" office:value="3072" calcext:value-type="float">
            <text:p>307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Océanie</text:p>
          </table:table-cell>
          <table:table-cell table:style-name="ce40" table:formula="of:=COUNTIF([.$B$2:.$B$110];[.H7])" office:value-type="float" office:value="2" calcext:value-type="float">
            <text:p>2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Kenya <text:s text:c="6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163" calcext:value-type="float">
            <text:p>2163</text:p>
          </table:table-cell>
          <table:table-cell table:style-name="ce31" office:value-type="float" office:value="30126" calcext:value-type="float">
            <text:p>3012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" calcext:value-type="float">
            <text:p>11</text:p>
          </table:table-cell>
          <table:table-cell table:style-name="ce37"/>
          <table:table-cell table:style-name="ce40"/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Libéria <text:s text:c="4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382" calcext:value-type="float">
            <text:p>2382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2" calcext:value-type="float">
            <text:p>12</text:p>
          </table:table-cell>
          <table:table-cell table:style-name="ce37"/>
          <table:table-cell table:style-name="ce40"/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Sénégal <text:s text:c="4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369" calcext:value-type="float">
            <text:p>2369</text:p>
          </table:table-cell>
          <table:table-cell table:style-name="ce31" office:value-type="float" office:value="911" calcext:value-type="float">
            <text:p>91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2" calcext:value-type="float">
            <text:p>12</text:p>
          </table:table-cell>
          <table:table-cell table:style-name="ce37"/>
          <table:table-cell table:style-name="ce40"/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31" office:value-type="string" calcext:value-type="string">
            <text:p>Afri. Cent. 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036" calcext:value-type="float">
            <text:p>2036</text:p>
          </table:table-cell>
          <table:table-cell table:style-name="ce31" office:value-type="float" office:value="3730" calcext:value-type="float">
            <text:p>373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1" calcext:value-type="float">
            <text:p>21</text:p>
          </table:table-cell>
          <table:table-cell table:style-name="ce38" office:value-type="string" calcext:value-type="string">
            <text:p>Total de pays</text:p>
          </table:table-cell>
          <table:table-cell table:style-name="ce41" table:formula="of:=SUM([.I3:.I7])" office:value-type="float" office:value="109" calcext:value-type="float">
            <text:p>109</text:p>
          </table:table-cell>
          <table:table-cell table:style-name="ce34" table:number-columns-repeated="247"/>
          <table:table-cell table:number-columns-repeated="768"/>
        </table:table-row>
        <table:table-row table:style-name="ro2">
          <table:table-cell table:style-name="ce31" office:value-type="string" calcext:value-type="string">
            <text:p>Burundi <text:s text:c="4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32" calcext:value-type="float">
            <text:p>1932</text:p>
          </table:table-cell>
          <table:table-cell table:style-name="ce31" office:value-type="float" office:value="7225" calcext:value-type="float">
            <text:p>7225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1" calcext:value-type="float">
            <text:p>2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Nigéria <text:s text:c="4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312" calcext:value-type="float">
            <text:p>2312</text:p>
          </table:table-cell>
          <table:table-cell table:style-name="ce31" office:value-type="float" office:value="1148" calcext:value-type="float">
            <text:p>114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2" calcext:value-type="float">
            <text:p>1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Ethiopie <text:s text:c="3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67" calcext:value-type="float">
            <text:p>1667</text:p>
          </table:table-cell>
          <table:table-cell table:style-name="ce31" office:value-type="float" office:value="12958" calcext:value-type="float">
            <text:p>1295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4" calcext:value-type="float">
            <text:p>14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Libya <text:s text:c="6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3324" calcext:value-type="float">
            <text:p>332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Gambie <text:s text:c="5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6" calcext:value-type="float">
            <text:p>1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Somalie <text:s text:c="4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906" calcext:value-type="float">
            <text:p>190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3" calcext:value-type="float">
            <text:p>13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Tanzanie <text:s text:c="3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06" calcext:value-type="float">
            <text:p>2206</text:p>
          </table:table-cell>
          <table:table-cell table:style-name="ce31" office:value-type="float" office:value="38719" calcext:value-type="float">
            <text:p>38719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9" calcext:value-type="float">
            <text:p>1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Zambie <text:s text:c="5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077" calcext:value-type="float">
            <text:p>2077</text:p>
          </table:table-cell>
          <table:table-cell table:style-name="ce31" office:value-type="float" office:value="29734" calcext:value-type="float">
            <text:p>2973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8" calcext:value-type="float">
            <text:p>1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urkina Faso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288" calcext:value-type="float">
            <text:p>2288</text:p>
          </table:table-cell>
          <table:table-cell table:style-name="ce31" office:value-type="float" office:value="4193" calcext:value-type="float">
            <text:p>419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8" calcext:value-type="float">
            <text:p>1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Rwanda <text:s text:c="5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971" calcext:value-type="float">
            <text:p>1971</text:p>
          </table:table-cell>
          <table:table-cell table:style-name="ce31" office:value-type="float" office:value="10706" calcext:value-type="float">
            <text:p>1070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1" calcext:value-type="float">
            <text:p>2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Uganda <text:s text:c="5"/></text:p>
          </table:table-cell>
          <table:table-cell table:style-name="ce31" office:value-type="string" calcext:value-type="string">
            <text:p>Afrique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153" calcext:value-type="float">
            <text:p>2153</text:p>
          </table:table-cell>
          <table:table-cell table:style-name="ce31" office:value-type="float" office:value="43875" calcext:value-type="float">
            <text:p>43875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4" calcext:value-type="float">
            <text:p>24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anada <text:s text:c="5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482" calcext:value-type="float">
            <text:p>3482</text:p>
          </table:table-cell>
          <table:table-cell table:style-name="ce31" office:value-type="float" office:value="9511" calcext:value-type="float">
            <text:p>951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Etats Unis d'Amérique <text:s text:c="9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671" calcext:value-type="float">
            <text:p>3671</text:p>
          </table:table-cell>
          <table:table-cell table:style-name="ce31" office:value-type="float" office:value="411907" calcext:value-type="float">
            <text:p>41190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arbados <text:s text:c="3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uba <text:s text:c="7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Uruguay <text:s text:c="4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2653" calcext:value-type="float">
            <text:p>2653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rgentine <text:s text:c="2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3113" calcext:value-type="float">
            <text:p>3113</text:p>
          </table:table-cell>
          <table:table-cell table:style-name="ce31" office:value-type="float" office:value="3904" calcext:value-type="float">
            <text:p>390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résil <text:s text:c="5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751" calcext:value-type="float">
            <text:p>2751</text:p>
          </table:table-cell>
          <table:table-cell table:style-name="ce31" office:value-type="float" office:value="49312" calcext:value-type="float">
            <text:p>4931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hili <text:s text:c="6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581" calcext:value-type="float">
            <text:p>2581</text:p>
          </table:table-cell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olombie <text:s text:c="3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2598" calcext:value-type="float">
            <text:p>2598</text:p>
          </table:table-cell>
          <table:table-cell table:style-name="ce31" office:value-type="float" office:value="4583" calcext:value-type="float">
            <text:p>458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anama <text:s text:c="5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539" calcext:value-type="float">
            <text:p>2539</text:p>
          </table:table-cell>
          <table:table-cell table:style-name="ce31" office:value-type="float" office:value="644" calcext:value-type="float">
            <text:p>64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Rép. Dominic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359" calcext:value-type="float">
            <text:p>2359</text:p>
          </table:table-cell>
          <table:table-cell table:style-name="ce31" office:value-type="float" office:value="2353" calcext:value-type="float">
            <text:p>235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osta Rica <text:s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808" calcext:value-type="float">
            <text:p>2808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" calcext:value-type="float">
            <text:p>4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Equateur <text:s text:c="3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531" calcext:value-type="float">
            <text:p>2531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érou <text:s text:c="6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2186" calcext:value-type="float">
            <text:p>2186</text:p>
          </table:table-cell>
          <table:table-cell table:style-name="ce31" office:value-type="float" office:value="1068" calcext:value-type="float">
            <text:p>106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Vénézuéla <text:s text:c="2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582" calcext:value-type="float">
            <text:p>2582</text:p>
          </table:table-cell>
          <table:table-cell table:style-name="ce31" office:value-type="float" office:value="3511" calcext:value-type="float">
            <text:p>351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hilippines 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2375" calcext:value-type="float">
            <text:p>237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Mexique <text:s text:c="4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052" calcext:value-type="float">
            <text:p>3052</text:p>
          </table:table-cell>
          <table:table-cell table:style-name="ce31" office:value-type="float" office:value="18353" calcext:value-type="float">
            <text:p>1835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araguay <text:s text:c="3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757" calcext:value-type="float">
            <text:p>2757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Salvador <text:s text:c="3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317" calcext:value-type="float">
            <text:p>2317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olivie <text:s text:c="4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916" calcext:value-type="float">
            <text:p>1916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Guatemala <text:s text:c="2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235" calcext:value-type="float">
            <text:p>2235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Honduras <text:s text:c="3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247" calcext:value-type="float">
            <text:p>2247</text:p>
          </table:table-cell>
          <table:table-cell table:style-name="ce31" office:value-type="float" office:value="3473" calcext:value-type="float">
            <text:p>347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Nicaragua <text:s text:c="2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265" calcext:value-type="float">
            <text:p>226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Haïti <text:s text:c="6"/></text:p>
          </table:table-cell>
          <table:table-cell table:style-name="ce31" office:value-type="string" calcext:value-type="string">
            <text:p>Amérique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013" calcext:value-type="float">
            <text:p>2013</text:p>
          </table:table-cell>
          <table:table-cell table:style-name="ce31" office:value-type="float" office:value="4987" calcext:value-type="float">
            <text:p>498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9" calcext:value-type="float">
            <text:p>1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Japon <text:s text:c="6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2956" calcext:value-type="float">
            <text:p>2956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Hong Kong <text:s text:c="2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Taiwan <text:s text:c="5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2" table:style-name="ce31" office:value-type="string" calcext:value-type="string">
            <text:p>.</text:p>
          </table:table-cell>
          <table:table-cell table:style-name="ce31" office:value-type="float" office:value="15.6" calcext:value-type="float">
            <text:p>15,6</text:p>
          </table:table-cell>
          <table:table-cell table:style-name="ce31" office:value-type="string" calcext:value-type="string">
            <text:p>.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orée du S. 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Singapour <text:s text:c="2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3198" calcext:value-type="float">
            <text:p>319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Thaïlande <text:s text:c="2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16" calcext:value-type="float">
            <text:p>2316</text:p>
          </table:table-cell>
          <table:table-cell table:style-name="ce31" office:value-type="float" office:value="5654" calcext:value-type="float">
            <text:p>565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hine <text:s text:c="6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639" calcext:value-type="float">
            <text:p>2639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sraël <text:s text:c="5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orée du N. 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ndonésie <text:s text:c="2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750" calcext:value-type="float">
            <text:p>275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Turquie <text:s text:c="4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3236" calcext:value-type="float">
            <text:p>3236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Liban <text:s text:c="6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Vietnam <text:s text:c="4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233" calcext:value-type="float">
            <text:p>2233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Em. Arab.U <text:s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Koweït <text:s text:c="5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3195" calcext:value-type="float">
            <text:p>319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" calcext:value-type="float">
            <text:p>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arheïn <text:s text:c="4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" calcext:value-type="float">
            <text:p>4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nde <text:s text:c="7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229" calcext:value-type="float">
            <text:p>2229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Malaisie <text:s text:c="3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2774" calcext:value-type="float">
            <text:p>277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Uzbekistan <text:s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angladesh <text:s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21" calcext:value-type="float">
            <text:p>20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rab. Saoud.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2874" calcext:value-type="float">
            <text:p>2874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Jordanie <text:s text:c="3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634" calcext:value-type="float">
            <text:p>263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Oman <text:s text:c="7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5" calcext:value-type="float">
            <text:p>5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ran <text:s text:c="7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181" calcext:value-type="float">
            <text:p>3181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akistan <text:s text:c="3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raq <text:s text:c="7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887" calcext:value-type="float">
            <text:p>288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Syrie <text:s text:c="6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ambodge <text:s text:c="3"/>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66" calcext:value-type="float">
            <text:p>216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6" calcext:value-type="float">
            <text:p>1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fghanistan </text:p>
          </table:table-cell>
          <table:table-cell table:style-name="ce31" office:value-type="string" calcext:value-type="string">
            <text:p>Asie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2" calcext:value-type="float">
            <text:p>2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Grèce <text:s text:c="6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825" calcext:value-type="float">
            <text:p>3825</text:p>
          </table:table-cell>
          <table:table-cell table:style-name="ce31" office:value-type="float" office:value="916" calcext:value-type="float">
            <text:p>916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llemagne <text:s text:c="2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443" calcext:value-type="float">
            <text:p>3443</text:p>
          </table:table-cell>
          <table:table-cell table:style-name="ce31" office:value-type="float" office:value="11179" calcext:value-type="float">
            <text:p>11179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Croati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56" calcext:value-type="float">
            <text:p>56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Espagn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3572" calcext:value-type="float">
            <text:p>3572</text:p>
          </table:table-cell>
          <table:table-cell table:style-name="ce31" office:value-type="float" office:value="24202" calcext:value-type="float">
            <text:p>2420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talie <text:s text:c="5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504" calcext:value-type="float">
            <text:p>3504</text:p>
          </table:table-cell>
          <table:table-cell table:style-name="ce31" office:value-type="float" office:value="21770" calcext:value-type="float">
            <text:p>2177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utriche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495" calcext:value-type="float">
            <text:p>3495</text:p>
          </table:table-cell>
          <table:table-cell table:style-name="ce31" office:value-type="float" office:value="1150" calcext:value-type="float">
            <text:p>115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elgique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603" calcext:value-type="float">
            <text:p>160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Danemark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628" calcext:value-type="float">
            <text:p>3628</text:p>
          </table:table-cell>
          <table:table-cell table:style-name="ce31" office:value-type="float" office:value="1411" calcext:value-type="float">
            <text:p>1411</text:p>
          </table:table-cell>
          <table:table-cell table:number-columns-repeated="2" table:style-name="ce31" office:value-type="float" office:value="12" calcext:value-type="float">
            <text:p>1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Hongri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3644" calcext:value-type="float">
            <text:p>364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ortugal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811" calcext:value-type="float">
            <text:p>18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Suisse <text:s text:c="5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562" calcext:value-type="float">
            <text:p>3562</text:p>
          </table:table-cell>
          <table:table-cell table:style-name="ce31" office:value-type="float" office:value="3662" calcext:value-type="float">
            <text:p>366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Ukrain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élarussie <text:s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ulgarie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Finlande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3253" calcext:value-type="float">
            <text:p>325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France <text:s text:c="5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465" calcext:value-type="float">
            <text:p>3465</text:p>
          </table:table-cell>
          <table:table-cell table:style-name="ce31" office:value-type="float" office:value="30003" calcext:value-type="float">
            <text:p>3000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GB <text:s text:c="9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3149" calcext:value-type="float">
            <text:p>3149</text:p>
          </table:table-cell>
          <table:table-cell table:style-name="ce31" office:value-type="float" office:value="9025" calcext:value-type="float">
            <text:p>902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Norvèg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326" calcext:value-type="float">
            <text:p>3326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ays-Bas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3151" calcext:value-type="float">
            <text:p>3151</text:p>
          </table:table-cell>
          <table:table-cell table:style-name="ce31" office:value-type="float" office:value="3055" calcext:value-type="float">
            <text:p>305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Rép. Tchèque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3632" calcext:value-type="float">
            <text:p>3632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Russie <text:s text:c="5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Bosnie <text:s text:c="5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 table:style-name="ce31" office:value-type="string" calcext:value-type="string">
            <text:p>.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Estoni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rland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778" calcext:value-type="float">
            <text:p>3778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Lettonie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Pologn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Roumanie <text:s text:c="3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155" calcext:value-type="float">
            <text:p>3155</text:p>
          </table:table-cell>
          <table:table-cell table:style-name="ce31" office:value-type="float" office:value="2736" calcext:value-type="float">
            <text:p>273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Suède <text:s text:c="6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960" calcext:value-type="float">
            <text:p>2960</text:p>
          </table:table-cell>
          <table:table-cell table:style-name="ce31" office:value-type="float" office:value="1001" calcext:value-type="float">
            <text:p>100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Lithuanie <text:s text:c="2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" calcext:value-type="float">
            <text:p>10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Géorgi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9" calcext:value-type="float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Island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rménie <text:s text:c="4"/>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string" calcext:value-type="string">
            <text:p>.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6" calcext:value-type="float">
            <text:p>6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zerbaïdjan </text:p>
          </table:table-cell>
          <table:table-cell table:style-name="ce31" office:value-type="string" calcext:value-type="string">
            <text:p>Europe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2" table:style-name="ce31" office:value-type="string" calcext:value-type="string">
            <text:p>.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7" calcext:value-type="float">
            <text:p>7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Australie <text:s text:c="2"/></text:p>
          </table:table-cell>
          <table:table-cell table:style-name="ce31" office:value-type="string" calcext:value-type="string">
            <text:p>Océanie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216" calcext:value-type="float">
            <text:p>3216</text:p>
          </table:table-cell>
          <table:table-cell table:style-name="ce31" office:value-type="float" office:value="4727" calcext:value-type="float">
            <text:p>472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1" office:value-type="string" calcext:value-type="string">
            <text:p>Nlle Zélande</text:p>
          </table:table-cell>
          <table:table-cell table:style-name="ce31" office:value-type="string" calcext:value-type="string">
            <text:p>Océanie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3362" calcext:value-type="float">
            <text:p>3362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4" table:number-columns-repeated="249"/>
          <table:table-cell table:number-columns-repeated="768"/>
        </table:table-row>
        <table:table-row table:style-name="ro2">
          <table:table-cell table:number-columns-repeated="7"/>
          <table:table-cell table:style-name="ce34" table:number-columns-repeated="249"/>
          <table:table-cell table:number-columns-repeated="768"/>
        </table:table-row>
        <table:table-row table:style-name="ro2">
          <table:table-cell table:style-name="ce32"/>
          <table:table-cell table:style-name="ce34" table:number-columns-repeated="255"/>
          <table:table-cell table:number-columns-repeated="768"/>
        </table:table-row>
        <table:table-row table:style-name="ro2">
          <table:table-cell table:style-name="ce33"/>
          <table:table-cell table:style-name="ce34" table:number-columns-repeated="255"/>
          <table:table-cell table:number-columns-repeated="768"/>
        </table:table-row>
        <table:table-row table:style-name="ro2">
          <table:table-cell table:style-name="ce34" table:number-columns-repeated="256"/>
          <table:table-cell table:number-columns-repeated="768"/>
        </table:table-row>
        <table:table-row table:style-name="ro2" table:number-rows-repeated="5">
          <table:table-cell table:style-name="ce34" table:number-columns-repeated="4"/>
          <table:table-cell table:style-name="ce10"/>
          <table:table-cell table:style-name="ce34" table:number-columns-repeated="251"/>
          <table:table-cell table:number-columns-repeated="768"/>
        </table:table-row>
        <table:table-row table:style-name="ro2" table:number-rows-repeated="3">
          <table:table-cell table:style-name="ce34" table:number-columns-repeated="256"/>
          <table:table-cell table:number-columns-repeated="768"/>
        </table:table-row>
        <table:table-row table:style-name="ro2">
          <table:table-cell table:style-name="ce34" table:number-columns-repeated="4"/>
          <table:table-cell table:style-name="ce35"/>
          <table:table-cell table:style-name="ce34" table:number-columns-repeated="251"/>
          <table:table-cell table:number-columns-repeated="768"/>
        </table:table-row>
        <table:table-row table:style-name="ro2" table:number-rows-repeated="65413">
          <table:table-cell table:style-name="ce34" table:number-columns-repeated="256"/>
          <table:table-cell table:number-columns-repeated="768"/>
        </table:table-row>
        <table:table-row table:style-name="ro2" table:number-rows-repeated="983036">
          <table:table-cell table:number-columns-repeated="1024"/>
        </table:table-row>
        <table:table-row table:style-name="ro2" table:visibility="filter" table:number-rows-repeated="3">
          <table:table-cell table:style-name="Default"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Taux_de_TVA" table:base-cell-address="$Secteur.$A$17" table:cell-range-address="$Secteur.$A$17"/>
      </table:named-expressions>
      <table:database-ranges>
        <table:database-range table:name="__Anonymous_Sheet_DB__0" table:target-range-address="Secteur.A2:Secteur.D3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tat.A2:Stat.G1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2" number:min-decimal-places="2" number:min-integer-digits="2"/>
    </number:number-style>
    <number:number-style style:name="N111">
      <number:number number:decimal-places="0" number:min-decimal-places="0" number:min-integer-digits="2">
        <number:embedded-text number:position="1">.</number:embedded-text>
      </number:number>
    </number:number-style>
    <number:number-style style:name="N112">
      <number:number number:decimal-places="1" number:min-decimal-places="1" number:min-integer-digits="2"/>
    </number:number-style>
    <number:number-style style:name="N113">
      <number:number number:decimal-places="1" number:min-decimal-places="1" number:min-integer-digits="2"/>
      <number:text>.</number:text>
    </number:number-style>
    <number:number-style style:name="N114">
      <number:number number:decimal-places="5" number:min-decimal-places="5" number:min-integer-digits="2"/>
    </number:number-style>
    <number:number-style style:name="N115">
      <number:number number:decimal-places="6" number:min-decimal-places="6" number:min-integer-digits="2"/>
    </number:number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percentage-style style:name="N118">
      <number:number number:decimal-places="1" number:min-decimal-places="1" number:min-integer-digits="1"/>
      <number:text>%</number:text>
    </number:percentage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0">
      <number:number number:decimal-places="9" number:min-decimal-places="9" number:min-integer-digits="1"/>
    </number:number-style>
    <number:date-style style:name="N121">
      <number:day-of-week number:style="long"/>
      <number:text> </number:text>
    </number:date-style>
    <number:number-style style:name="N123P0" style:volatile="true">
      <number:text>£</number:text>
      <number:number number:decimal-places="0" number:min-decimal-places="0" number:min-integer-digits="1" number:grouping="true"/>
    </number:number-style>
    <number:number-style style:name="N123">
      <number:text>-£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number:min-decimal-places="2" number:min-integer-digits="1" number:grouping="true"/>
    </number:number-style>
    <number:number-style style:name="N126">
      <number:text>-£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-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5P2" style:volatile="true">
      <number:text>-</number:text>
      <number:number number:decimal-places="0" number:min-decimal-places="0" number:min-integer-digits="0"/>
      <number:text> €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0109" number:language="en" number:country="AU">
      <number:number number:decimal-places="1" number:min-decimal-places="1" number:min-integer-digits="1"/>
    </number:number-style>
    <number:number-style style:name="N20111" number:language="en" number:country="GB">
      <number:number number:decimal-places="1" number:min-decimal-places="1" number:min-integer-digits="1"/>
    </number:number-style>
    <number:date-style style:name="N3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30108" number:language="fr" number:country="FR">
      <number:day number:style="long"/>
      <number:text>-</number:text>
      <number:month number:textual="true"/>
    </number:date-style>
    <number:date-style style:name="N30109" number:language="fr" number:country="FR">
      <number:month number:textual="true"/>
      <number:text>-</number:text>
      <number:year/>
    </number:date-style>
    <number:time-style style:name="N30110" number:language="fr" number:country="FR">
      <number:hours/>
      <number:text>:</number:text>
      <number:minutes number:style="long"/>
      <number:text> </number:text>
      <number:am-pm/>
    </number:time-style>
    <number:time-style style:name="N3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3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3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3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3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3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3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3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3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012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VerDeTerre" style:family="table-cell" style:parent-style-name="Default">
      <style:table-cell-properties fo:background-color="#804c19"/>
      <style:text-properties fo:color="#23ff23"/>
    </style:style>
    <style:style style:name="Souris" style:family="table-cell" style:parent-style-name="Default">
      <style:table-cell-properties fo:background-color="#4c4c4c"/>
      <style:text-properties fo:color="#ffffff"/>
    </style:style>
    <style:style style:name="Renard" style:family="table-cell" style:parent-style-name="Default">
      <style:table-cell-properties fo:background-color="#800000"/>
      <style:text-properties fo:color="#ffff00"/>
    </style:style>
    <style:style style:name="Somme" style:family="table-cell" style:parent-style-name="Result2">
      <style:table-cell-properties fo:background-color="#9966cc"/>
      <style:text-properties fo:color="#ffff00" fo:font-size="12pt" fo:font-weight="normal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9:35:10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Lionel Laudebat</meta:initial-creator>
    <meta:creation-date>2008-12-08T15:14:08</meta:creation-date>
    <dc:date>2020-11-30T10:18:51.297000000</dc:date>
    <meta:editing-cycles>60</meta:editing-cycles>
    <meta:editing-duration>PT19H57M15S</meta:editing-duration>
    <meta:document-statistic meta:table-count="7" meta:cell-count="1052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 chart:pie-offset="50"/>
      <style:graphic-properties draw:stroke="none" draw:fill-color="#ff4000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 chart:pie-offset="8"/>
      <style:graphic-properties draw:stroke="solid" svg:stroke-width="0.1cm" draw:fill-color="#804c19"/>
    </style:style>
    <style:style style:name="ch9" style:family="chart">
      <style:chart-properties chart:solid-type="cuboid" chart:pie-offset="9"/>
      <style:graphic-properties draw:stroke="solid" svg:stroke-width="0.1cm" draw:fill-color="#4c4c4c"/>
    </style:style>
    <style:style style:name="ch10" style:family="chart">
      <style:chart-properties chart:solid-type="cuboid" chart:pie-offset="9"/>
      <style:graphic-properties draw:stroke="solid" svg:stroke-width="0.1cm" draw:fill-color="#80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417cm" svg:y="3.692cm" style:legend-expansion="high" chart:style-name="ch2"/>
        <chart:plot-area chart:style-name="ch3" table:cell-range-address="Secteur.F1:Secteur.H2" chart:data-source-has-labels="row" svg:x="0.32cm" svg:y="0.18cm" svg:width="12.777cm" svg:height="8.64cm">
          <chart:coordinate-region svg:x="2.388cm" svg:y="0.18cm" svg:width="8.64cm" svg:height="8.64cm"/>
          <chart:axis chart:dimension="x" chart:name="primary-x" chart:style-name="ch4" chartooo:axis-type="auto">
            <chartooo:date-scale/>
            <chart:categories table:cell-range-address="Secteur.F1:Secteur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cteur.F2:Secteur.H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 de terre</text:p>
                <draw:g>
                  <svg:desc>Secteur.F1:Secteur.H1</svg:desc>
                </draw:g>
              </table:table-cell>
              <table:table-cell office:value-type="string">
                <text:p>Souris</text:p>
              </table:table-cell>
              <table:table-cell office:value-type="string">
                <text:p>Renard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ecteur.F2:Secteur.H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4cm" xlink:href=".." xlink:type="simple" chart:class="chart:line" chart:style-name="ch1">
        <chart:title svg:x="6.255cm" svg:y="0.316cm" chart:style-name="ch2">
          <text:p>Photoresistance</text:p>
        </chart:title>
        <chart:subtitle svg:x="3.443cm" svg:y="1.271cm" chart:style-name="ch3">
          <text:p>Variation de la résistance en fonction de l'éclairement</text:p>
        </chart:subtitle>
        <chart:legend chart:legend-position="end" svg:x="13.304cm" svg:y="4.199cm" style:legend-expansion="high" chart:style-name="ch4"/>
        <chart:plot-area chart:style-name="ch5" table:cell-range-address="'Courbes xy'.A1:'Courbes xy'.I2" chart:data-source-has-labels="both" svg:x="1.317cm" svg:y="2.088cm" svg:width="11.667cm" svg:height="5.769cm">
          <chart:coordinate-region svg:x="2.518cm" svg:y="2.291cm" svg:width="9.895cm" svg:height="4.912cm"/>
          <chart:axis chart:dimension="x" chart:name="primary-x" chart:style-name="ch6" chartooo:axis-type="text">
            <chart:title svg:x="6.642cm" svg:y="8.037cm" chart:style-name="ch7">
              <text:p>E (lux)</text:p>
            </chart:title>
            <chart:categories table:cell-range-address="'Courbes xy'.B1:'Courbes xy'.I1"/>
          </chart:axis>
          <chart:axis chart:dimension="y" chart:name="primary-y" chart:style-name="ch8">
            <chart:title svg:x="0.451cm" svg:y="5.611cm" chart:style-name="ch9">
              <text:p>R (Ohm)</text:p>
            </chart:title>
            <chart:grid chart:style-name="ch10" chart:class="major"/>
          </chart:axis>
          <chart:series chart:style-name="ch11" chart:values-cell-range-address="'Courbes xy'.B2:'Courbes xy'.I2" chart:label-cell-address="'Courbes xy'.A2:'Courbes xy'.A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5">
                <text:p>105</text:p>
                <draw:g>
                  <svg:desc>'Courbes xy'.B1:'Courbes xy'.I1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621">
                <text:p>621</text:p>
              </table:table-cell>
              <table:table-cell office:value-type="float" office:value="1001">
                <text:p>1001</text:p>
              </table:table-cell>
              <table:table-cell office:value-type="float" office:value="1558">
                <text:p>1558</text:p>
              </table:table-cell>
              <table:table-cell office:value-type="float" office:value="2415">
                <text:p>2415</text:p>
              </table:table-cell>
              <table:table-cell office:value-type="float" office:value="3321">
                <text:p>3321</text:p>
              </table:table-cell>
              <table:table-cell office:value-type="float" office:value="5013">
                <text:p>5013</text:p>
              </table:table-cell>
            </table:table-row>
          </table:table-header-rows>
          <table:table-rows>
            <table:table-row>
              <table:table-cell office:value-type="string">
                <text:p>R (Ohm)</text:p>
                <draw:g>
                  <svg:desc>'Courbes xy'.A2:'Courbes xy'.A2</svg:desc>
                </draw:g>
              </table:table-cell>
              <table:table-cell office:value-type="float" office:value="12830">
                <text:p>12830</text:p>
                <draw:g>
                  <svg:desc>'Courbes xy'.B2:'Courbes xy'.I2</svg:desc>
                </draw:g>
              </table:table-cell>
              <table:table-cell office:value-type="float" office:value="3520">
                <text:p>3520</text:p>
              </table:table-cell>
              <table:table-cell office:value-type="float" office:value="1510">
                <text:p>1510</text:p>
              </table:table-cell>
              <table:table-cell office:value-type="float" office:value="970">
                <text:p>970</text:p>
              </table:table-cell>
              <table:table-cell office:value-type="float" office:value="520">
                <text:p>520</text:p>
              </table:table-cell>
              <table:table-cell office:value-type="float" office:value="330">
                <text:p>330</text:p>
              </table:table-cell>
              <table:table-cell office:value-type="float" office:value="240">
                <text:p>24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ajor="10000" chart:reverse-direction="false" text:line-break="false" loext:try-staggering-first="false" chart:link-data-style-to-source="true" chart:axis-position="1"/>
      <style:graphic-properties svg:stroke-color="#b3b3b3"/>
      <style:text-properties fo:color="#80008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800080" fo:font-size="12pt" fo:font-weight="bold" style:font-size-asian="9pt" style:font-size-complex="9pt"/>
    </style:style>
    <style:style style:name="ch10" style:family="chart" style:data-style-name="N0">
      <style:chart-properties chart:display-label="true" chart:logarithmic="false" chart:maximum="5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color="#e8a202" fo:font-size="10pt" style:font-size-asian="10pt" style:font-size-complex="10pt"/>
    </style:style>
    <style:style style:name="ch11" style:family="chart">
      <style:chart-properties style:rotation-angle="90"/>
      <style:text-properties fo:color="#e8a202" fo:font-size="12pt" fo:font-weight="bold" style:font-size-asian="9pt" style:font-size-complex="9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49cm" svg:height="9cm" xlink:href=".." xlink:type="simple" chart:class="chart:line" chart:style-name="ch1">
        <chart:title svg:x="8.58cm" svg:y="0.316cm" chart:style-name="ch2">
          <text:p>Bilan</text:p>
        </chart:title>
        <chart:legend chart:legend-position="end" svg:x="13.492cm" svg:y="3.945cm" style:legend-expansion="high" chart:style-name="ch3"/>
        <chart:plot-area chart:style-name="ch4" table:cell-range-address="'2 courbes'.A2:'2 courbes'.C14" chart:data-source-has-labels="both" svg:x="1.546cm" svg:y="1.271cm" svg:width="10.484cm" svg:height="6.582cm">
          <chart:coordinate-region svg:x="3.126cm" svg:y="1.271cm" svg:width="8.272cm" svg:height="5.306cm"/>
          <chart:axis chart:dimension="x" chart:name="primary-x" chart:style-name="ch5" chartooo:axis-type="auto">
            <chartooo:date-scale/>
            <chart:title svg:x="6.292cm" svg:y="8.033cm" chart:style-name="ch6">
              <text:p>Année</text:p>
            </chart:title>
            <chart:categories table:cell-range-address="'2 courbes'.A3:'2 courbes'.A14"/>
            <chart:grid chart:style-name="ch7" chart:class="major"/>
          </chart:axis>
          <chart:axis chart:dimension="y" chart:name="primary-y" chart:style-name="ch8">
            <chart:title svg:x="0.451cm" svg:y="4.947cm" chart:style-name="ch9">
              <text:p>CA</text:p>
            </chart:title>
            <chart:grid chart:style-name="ch7" chart:class="major"/>
          </chart:axis>
          <chart:axis chart:dimension="y" chart:name="secondary-y" chart:style-name="ch10">
            <chart:title svg:x="12.472cm" svg:y="6.293cm" chart:style-name="ch11">
              <text:p>Nbre Prestations</text:p>
            </chart:title>
          </chart:axis>
          <chart:series chart:attached-axis="secondary-y" chart:style-name="ch12" chart:values-cell-range-address="'2 courbes'.B3:'2 courbes'.B14" chart:label-cell-address="'2 courbes'.B2:'2 courbes'.B2" chart:class="chart:line">
            <chart:data-point chart:repeated="12"/>
          </chart:series>
          <chart:series chart:attached-axis="primary-y" chart:style-name="ch13" chart:values-cell-range-address="'2 courbes'.C3:'2 courbes'.C14" chart:label-cell-address="'2 courbes'.C2:'2 courbes'.C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prestations</text:p>
                <draw:g>
                  <svg:desc>'2 courbes'.B2:'2 courbes'.B2</svg:desc>
                </draw:g>
              </table:table-cell>
              <table:table-cell office:value-type="string">
                <text:p>Chiffre d'affaire</text:p>
                <draw:g>
                  <svg:desc>'2 courbes'.C2:'2 courbes'.C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2 courbes'.A3:'2 courbes'.A14</svg:desc>
                </draw:g>
              </table:table-cell>
              <table:table-cell office:value-type="float" office:value="12">
                <text:p>12</text:p>
                <draw:g>
                  <svg:desc>'2 courbes'.B3:'2 courbes'.B14</svg:desc>
                </draw:g>
              </table:table-cell>
              <table:table-cell office:value-type="float" office:value="24740">
                <text:p>24740</text:p>
                <draw:g>
                  <svg:desc>'2 courbes'.C3:'2 courbes'.C14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8">
                <text:p>18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2">
                <text:p>22</text:p>
              </table:table-cell>
              <table:table-cell office:value-type="float" office:value="28120">
                <text:p>2812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">
                <text:p>15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3">
                <text:p>23</text:p>
              </table:table-cell>
              <table:table-cell office:value-type="float" office:value="28440">
                <text:p>2844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22430">
                <text:p>2243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7">
                <text:p>37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  <table:table-cell office:value-type="float" office:value="32630">
                <text:p>3263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3">
                <text:p>23</text:p>
              </table:table-cell>
              <table:table-cell office:value-type="float" office:value="29470">
                <text:p>2947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8">
                <text:p>38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">
                <text:p>36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7">
                <text:p>27</text:p>
              </table:table-cell>
              <table:table-cell office:value-type="float" office:value="24740">
                <text:p>247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hourglass" chart:symbol-width="0.1cm" chart:symbol-height="0.1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12" style:family="chart">
      <style:chart-properties chart:regression-name="Linéaire (résultat)" chart:regression-max-degree="2" chart:regression-force-intercept="false" chart:regression-intercept-value="0" chart:regression-period="2" loext:regression-extrapolate-forward="0" loext:regression-extrapolate-backward="0" chart:regression-type="linear"/>
    </style:style>
    <style:style style:name="ch13" style:family="chart" style:data-style-name="N109">
      <style:text-properties fo:color="#ff00f6" fo:font-weight="bold"/>
    </style:style>
    <style:style style:name="ch14" style:family="chart">
      <style:graphic-properties draw:stroke="solid" svg:stroke-color="#b3b3b3" draw:fill="solid" draw:fill-color="#fff5ce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5cm" svg:y="0.316cm" chart:style-name="ch2">
          <text:p>Résultat des mesures</text:p>
        </chart:title>
        <chart:subtitle svg:x="6.47cm" svg:y="1.271cm" chart:style-name="ch3">
          <text:p>le 10 février 2010</text:p>
        </chart:subtitle>
        <chart:legend chart:legend-position="end" svg:x="11.974cm" svg:y="3.945cm" style:legend-expansion="high" chart:style-name="ch4"/>
        <chart:plot-area chart:style-name="ch5" table:cell-range-address="'Partie D'.A1:'Partie D'.B27" chart:data-source-has-labels="both" svg:x="1.317cm" svg:y="2.088cm" svg:width="10.337cm" svg:height="5.765cm">
          <chart:coordinate-region svg:x="2.138cm" svg:y="2.208cm" svg:width="9.516cm" svg:height="4.623cm"/>
          <chart:axis chart:dimension="x" chart:name="primary-x" chart:style-name="ch6" chartooo:axis-type="auto">
            <chartooo:date-scale/>
            <chart:title svg:x="5.561cm" svg:y="8.033cm" chart:style-name="ch7">
              <text:p>Temps (min)</text:p>
            </chart:title>
            <chart:categories table:cell-range-address="'Partie D'.A2:'Partie D'.A27"/>
            <chart:grid chart:style-name="ch8" chart:class="major"/>
          </chart:axis>
          <chart:axis chart:dimension="y" chart:name="primary-y" chart:style-name="ch9">
            <chart:title svg:x="0.451cm" svg:y="5.621cm" chart:style-name="ch10">
              <text:p>Mesures</text:p>
            </chart:title>
            <chart:grid chart:style-name="ch8" chart:class="major"/>
          </chart:axis>
          <chart:series chart:style-name="ch11" chart:values-cell-range-address="'Partie D'.B2:'Partie D'.B27" chart:label-cell-address="'Partie D'.B1:'Partie D'.B1" chart:class="chart:line">
            <chart:regression-curve chart:style-name="ch12">
              <chart:equation chart:display-equation="true" chart:display-r-square="false" svg:x="4.605cm" svg:y="3.323cm" chart:style-name="ch13"/>
            </chart:regression-curve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sultat</text:p>
                <draw:g>
                  <svg:desc>'Partie D'.B1:'Partie D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tie D'.A2:'Partie D'.A27</svg:desc>
                </draw:g>
              </table:table-cell>
              <table:table-cell office:value-type="float" office:value="3">
                <text:p>3</text:p>
                <draw:g>
                  <svg:desc>'Partie D'.B2:'Partie D'.B2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eb9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62cm" svg:y="0.316cm" chart:style-name="ch2">
          <text:p>Examen</text:p>
        </chart:title>
        <chart:legend chart:legend-position="end" svg:x="13.773cm" svg:y="3.945cm" style:legend-expansion="high" chart:style-name="ch3"/>
        <chart:plot-area chart:style-name="ch4" table:cell-range-address="Etudiant.A2:Etudiant.B12 Etudiant.D2:Etudiant.D12" chart:data-source-has-labels="both" svg:x="1.317cm" svg:y="1.271cm" svg:width="12.136cm" svg:height="6.582cm">
          <chart:coordinate-region svg:x="1.948cm" svg:y="1.474cm" svg:width="11.505cm" svg:height="5.725cm"/>
          <chart:axis chart:dimension="x" chart:name="primary-x" chart:style-name="ch5" chartooo:axis-type="auto">
            <chartooo:date-scale/>
            <chart:title svg:x="6.758cm" svg:y="8.033cm" chart:style-name="ch6">
              <text:p>Étudiant</text:p>
            </chart:title>
            <chart:categories table:cell-range-address="Etudiant.A3:Etudiant.A12"/>
          </chart:axis>
          <chart:axis chart:dimension="y" chart:name="primary-y" chart:style-name="ch7">
            <chart:title svg:x="0.451cm" svg:y="5.367cm" chart:style-name="ch8">
              <text:p>Note UE14</text:p>
            </chart:title>
            <chart:grid chart:style-name="ch9" chart:class="major"/>
          </chart:axis>
          <chart:series chart:style-name="ch10" chart:values-cell-range-address="Etudiant.B3:Etudiant.B12" chart:label-cell-address="Etudiant.B2:Etudiant.B2" chart:class="chart:bar">
            <chart:data-point chart:repeated="10"/>
          </chart:series>
          <chart:series chart:style-name="ch11" chart:values-cell-range-address="Etudiant.D3:Etudiant.D12" chart:label-cell-address="Etudiant.D2:Etudiant.D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men1</text:p>
                <draw:g>
                  <svg:desc>Etudiant.B2:Etudiant.B2</svg:desc>
                </draw:g>
              </table:table-cell>
              <table:table-cell office:value-type="string">
                <text:p>Examen2</text:p>
                <draw:g>
                  <svg:desc>Etudiant.D2:Etudiant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</text:p>
                <draw:g>
                  <svg:desc>Etudiant.A3:Etudiant.A12</svg:desc>
                </draw:g>
              </table:table-cell>
              <table:table-cell office:value-type="float" office:value="12.2">
                <text:p>12.2</text:p>
                <draw:g>
                  <svg:desc>Etudiant.B3:Etudiant.B12</svg:desc>
                </draw:g>
              </table:table-cell>
              <table:table-cell office:value-type="float" office:value="8.8">
                <text:p>8.8</text:p>
                <draw:g>
                  <svg:desc>Etudiant.D3:Etudiant.D12</svg:desc>
                </draw:g>
              </table:table-cell>
            </table:table-row>
            <table:table-row>
              <table:table-cell office:value-type="string">
                <text:p>E2</text:p>
              </table:table-cell>
              <table:table-cell office:value-type="float" office:value="9.6">
                <text:p>9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E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4</text:p>
              </table:table-cell>
              <table:table-cell office:value-type="float" office:value="18.9">
                <text:p>1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E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</text:p>
              </table:table-cell>
              <table:table-cell office:value-type="float" office:value="10.7">
                <text:p>10.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E7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E8</text:p>
              </table:table-cell>
              <table:table-cell office:value-type="float" office:value="13.6">
                <text:p>13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E9</text:p>
              </table:table-cell>
              <table:table-cell office:value-type="float" office:value="14.1">
                <text:p>14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E10</text:p>
              </table:table-cell>
              <table:table-cell office:value-type="float" office:value="9.8">
                <text:p>9.8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fo:font-style="italic" fo:font-weight="bold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81cm" svg:y="0.316cm" chart:style-name="ch2">
          <text:p>Nombre de naissances et de décès en Afrique</text:p>
        </chart:title>
        <chart:subtitle svg:x="6.138cm" svg:y="1.271cm" chart:style-name="ch3">
          <text:p>pour 1000 personnes</text:p>
        </chart:subtitle>
        <chart:legend chart:legend-position="end" svg:x="10.806cm" svg:y="3.541cm" style:legend-expansion="high" chart:style-name="ch4"/>
        <chart:plot-area chart:style-name="ch5" table:cell-range-address="Stat.A1:Stat.A22 Stat.F1:Stat.G22" chart:data-source-has-labels="both" svg:x="0.32cm" svg:y="2.088cm" svg:width="10.166cm" svg:height="6.7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5cm" svg:y="2.126cm" svg:width="9.031cm" svg:height="4.5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tat.A2:Stat.A2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Stat.F2:Stat.F22" chart:label-cell-address="Stat.F1:Stat.F1" chart:class="chart:bar">
            <chart:data-point chart:repeated="21"/>
          </chart:series>
          <chart:series chart:style-name="ch11" chart:values-cell-range-address="Stat.G2:Stat.G22" chart:label-cell-address="Stat.G1:Stat.G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naissances pour 1000 personnes</text:p>
                <draw:g>
                  <svg:desc>Stat.F1:Stat.F1</svg:desc>
                </draw:g>
              </table:table-cell>
              <table:table-cell office:value-type="string">
                <text:p>Nb de morts pour 1000 personnes</text:p>
                <draw:g>
                  <svg:desc>Stat.G1:Sta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bon       </text:p>
                <draw:g>
                  <svg:desc>Stat.A2:Stat.A22</svg:desc>
                </draw:g>
              </table:table-cell>
              <table:table-cell office:value-type="float" office:value="28">
                <text:p>28</text:p>
                <draw:g>
                  <svg:desc>Stat.F2:Stat.F22</svg:desc>
                </draw:g>
              </table:table-cell>
              <table:table-cell office:value-type="float" office:value="14">
                <text:p>14</text:p>
                <draw:g>
                  <svg:desc>Stat.G2:Stat.G22</svg:desc>
                </draw:g>
              </table:table-cell>
            </table:table-row>
            <table:table-row>
              <table:table-cell office:value-type="string">
                <text:p>Egypte      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roc       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otswana    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fr. du Sud 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meroun    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enya       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béria     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énégal     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fri. Cent. 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urundi     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igéria     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thiopie    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bya       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ambie      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omalie     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anzanie    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Zambie      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wanda      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Uganda      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